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74pt solid #000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 style:data-style-name="N37">
      <style:table-cell-properties fo:background-color="#81d41a" fo:border="0.74pt solid #000000"/>
    </style:style>
    <style:style style:name="ce11" style:family="table-cell" style:parent-style-name="Default" style:data-style-name="N61">
      <style:table-cell-properties fo:background-color="#81d41a" fo:border="0.74pt solid #000000"/>
    </style:style>
    <style:style style:name="ce12" style:family="table-cell" style:parent-style-name="Default" style:data-style-name="N64">
      <style:table-cell-properties fo:background-color="#81d41a" fo:border="0.74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 fo:wrap-option="wrap" fo:border="0.74pt solid #000000"/>
    </style:style>
    <style:style style:name="ce17" style:family="table-cell" style:parent-style-name="Default">
      <style:table-cell-properties fo:background-color="#81d41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17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1010" table:default-cell-style-name="ce8"/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SUBJECT</text:p>
          </table:table-cell>
          <table:table-cell table:style-name="ce13" table:number-columns-repeated="2"/>
          <table:table-cell table:style-name="ce4" office:value-type="string" calcext:value-type="string">
            <text:p>S.NO</text:p>
          </table:table-cell>
          <table:table-cell table:style-name="ce15" office:value-type="string" calcext:value-type="string">
            <text:p>WISH LIST</text:p>
          </table:table-cell>
          <table:table-cell table:style-name="ce13"/>
          <table:table-cell table:number-columns-repeated="35"/>
          <table:table-cell table:style-name="ce13" table:number-columns-repeated="97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3H54M00S" calcext:value-type="time">
            <text:p>13:54:00</text:p>
          </table:table-cell>
          <table:table-cell table:style-name="ce11" office:value-type="time" office:time-value="PT14H54M30.952744305S" calcext:value-type="time">
            <text:p>14:54:30</text:p>
          </table:table-cell>
          <table:table-cell table:style-name="ce11" table:formula="of:=[.D2]-[.C2]" office:value-type="time" office:time-value="PT01H00M30.952744S" calcext:value-type="time">
            <text:p>01:00:3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wnload a travel page and run it through django</text:p>
          </table:table-cell>
          <table:table-cell table:number-columns-repeated="101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6H59M02.41634779S" calcext:value-type="time">
            <text:p>16:59:02</text:p>
          </table:table-cell>
          <table:table-cell table:style-name="ce11" office:value-type="time" office:time-value="PT17H58M10.097726095S" calcext:value-type="time">
            <text:p>17:58:10</text:p>
          </table:table-cell>
          <table:table-cell table:style-name="ce12" table:formula="of:=[.D3]-[.C3]" office:value-type="time" office:time-value="PT00H59M07.681378S" calcext:value-type="time">
            <text:p>00:59:0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numeration in python</text:p>
          </table:table-cell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8H29M08.165279232S" calcext:value-type="time">
            <text:p>18:29:08</text:p>
          </table:table-cell>
          <table:table-cell table:style-name="ce11" office:value-type="time" office:time-value="PT21H31M58.390181798S" calcext:value-type="time">
            <text:p>21:31:58</text:p>
          </table:table-cell>
          <table:table-cell table:style-name="ce12" table:formula="of:=[.D4]-[.C4]" office:value-type="time" office:time-value="PT03H02M50.224903S" calcext:value-type="time">
            <text:p>03:02:5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edit color of you tube videos</text:p>
          </table:table-cell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05H48M05.074862408S" calcext:value-type="time">
            <text:p>05:48:05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5]-[.C5]" office:value-type="time" office:time-value="PT01H41M54.925138S" calcext:value-type="time">
            <text:p>01:41:5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django web app login and logout with bank balance</text:p>
          </table:table-cell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19H34M33.888904097S" calcext:value-type="time">
            <text:p>19:34:33</text:p>
          </table:table-cell>
          <table:table-cell table:style-name="ce11" office:value-type="time" office:time-value="PT21H57M31.657960606S" calcext:value-type="time">
            <text:p>21:57:31</text:p>
          </table:table-cell>
          <table:table-cell table:style-name="ce12" table:formula="of:=[.D6]-[.C6]" office:value-type="time" office:time-value="PT02H22M57.769056509S" calcext:value-type="time">
            <text:p>02:22:5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6" office:value-type="string" calcext:value-type="string">
            <text:p>create bancs application</text:p>
          </table:table-cell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05H36M33.168956728S" calcext:value-type="time">
            <text:p>05:36:33</text:p>
          </table:table-cell>
          <table:table-cell table:style-name="ce11" office:value-type="time" office:time-value="PT07H50M16.287416003S" calcext:value-type="time">
            <text:p>07:50:16</text:p>
          </table:table-cell>
          <table:table-cell table:style-name="ce12" table:formula="of:=[.D7]-[.C7]" office:value-type="time" office:time-value="PT02H13M43.118459275S" calcext:value-type="time">
            <text:p>02:13:43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create a free own website</text:p>
          </table:table-cell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19H30M24.12426239S" calcext:value-type="time">
            <text:p>19:30:24</text:p>
          </table:table-cell>
          <table:table-cell table:style-name="ce11" office:value-type="time" office:time-value="PT21H54M48.876353519S" calcext:value-type="time">
            <text:p>21:54:48</text:p>
          </table:table-cell>
          <table:table-cell table:style-name="ce12" table:formula="of:=[.D8]-[.C8]" office:value-type="time" office:time-value="PT02H24M24.752091129S" calcext:value-type="time">
            <text:p>02:24:2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create a customized webpage with youtube links</text:p>
          </table:table-cell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2-07-13" calcext:value-type="date">
            <text:p>13/07/22</text:p>
          </table:table-cell>
          <table:table-cell table:style-name="ce11" office:value-type="time" office:time-value="PT05H37M44.351778476S" calcext:value-type="time">
            <text:p>05:37:44</text:p>
          </table:table-cell>
          <table:table-cell table:style-name="ce11" office:value-type="time" office:time-value="PT07H23M20.94446656S" calcext:value-type="time">
            <text:p>07:23:20</text:p>
          </table:table-cell>
          <table:table-cell table:style-name="ce12" table:formula="of:=[.D9]-[.C9]" office:value-type="time" office:time-value="PT01H45M36.592688084S" calcext:value-type="time">
            <text:p>01:45:37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Create a facebook app with accurate suggestions and recommendations</text:p>
          </table:table-cell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date" office:date-value="2022-07-14" calcext:value-type="date">
            <text:p>14/07/22</text:p>
          </table:table-cell>
          <table:table-cell table:style-name="ce11" office:value-type="time" office:time-value="PT21H05M19.7356095S" calcext:value-type="time">
            <text:p>21:05:19</text:p>
          </table:table-cell>
          <table:table-cell table:style-name="ce11" office:value-type="time" office:time-value="PT21H34M51.637128558S" calcext:value-type="time">
            <text:p>21:34:51</text:p>
          </table:table-cell>
          <table:table-cell table:style-name="ce12" table:formula="of:=[.D10]-[.C10]" office:value-type="time" office:time-value="PT00H29M31.901519058S" calcext:value-type="time">
            <text:p>00:29:32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Voice to text and vice versa</text:p>
          </table:table-cell>
          <table:table-cell table:number-columns-repeated="10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05H32M09.446859581S" calcext:value-type="time">
            <text:p>05:32:09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2" table:formula="of:=[.D11]-[.C11]" office:value-type="time" office:time-value="PT01H27M50.55314S" calcext:value-type="time">
            <text:p>01:27:51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Create a bird eye view on software industry</text:p>
          </table:table-cell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20H13M09.0210555S" calcext:value-type="time">
            <text:p>20:13:09</text:p>
          </table:table-cell>
          <table:table-cell table:style-name="ce11" office:value-type="time" office:time-value="PT21H43M43.09156636S" calcext:value-type="time">
            <text:p>21:43:43</text:p>
          </table:table-cell>
          <table:table-cell table:style-name="ce12" table:formula="of:=[.D12]-[.C12]" office:value-type="time" office:time-value="PT01H30M34.07051086S" calcext:value-type="time">
            <text:p>01:30:34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create a game</text:p>
          </table:table-cell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05H34M26.004086462S" calcext:value-type="time">
            <text:p>05:34:26</text:p>
          </table:table-cell>
          <table:table-cell table:style-name="ce11" office:value-type="time" office:time-value="PT06H49M27.926780967S" calcext:value-type="time">
            <text:p>06:49:27</text:p>
          </table:table-cell>
          <table:table-cell table:style-name="ce12" table:formula="of:=[.D13]-[.C13]" office:value-type="time" office:time-value="PT01H15M01.922694505S" calcext:value-type="time">
            <text:p>01:15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create a time app</text:p>
          </table:table-cell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19H41M08.399371743S" calcext:value-type="time">
            <text:p>19:41:08</text:p>
          </table:table-cell>
          <table:table-cell table:style-name="ce11" office:value-type="time" office:time-value="PT21H40M33.98024781S" calcext:value-type="time">
            <text:p>21:40:33</text:p>
          </table:table-cell>
          <table:table-cell table:style-name="ce12" table:formula="of:=[.D14]-[.C14]" office:value-type="time" office:time-value="PT01H59M25.580876067S" calcext:value-type="time">
            <text:p>01:59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Resturant billing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7H01M09.969276334S" calcext:value-type="time">
            <text:p>07:01:09</text:p>
          </table:table-cell>
          <table:table-cell table:style-name="ce11" office:value-type="time" office:time-value="PT08H49M46.870562194S" calcext:value-type="time">
            <text:p>08:49:46</text:p>
          </table:table-cell>
          <table:table-cell table:style-name="ce12" table:formula="of:=[.D15]-[.C15]" office:value-type="time" office:time-value="PT01H48M36.90128586S" calcext:value-type="time">
            <text:p>01:48:3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calculator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9H24M37.060663219S" calcext:value-type="time">
            <text:p>09:24:37</text:p>
          </table:table-cell>
          <table:table-cell table:style-name="ce11" office:value-type="time" office:time-value="PT11H40M53.851448885S" calcext:value-type="time">
            <text:p>11:40:53</text:p>
          </table:table-cell>
          <table:table-cell table:style-name="ce12" table:formula="of:=[.D16]-[.C16]" office:value-type="time" office:time-value="PT02H16M16.790786S" calcext:value-type="time">
            <text:p>02:16:1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election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4H13M49.504050845S" calcext:value-type="time">
            <text:p>14:13:49</text:p>
          </table:table-cell>
          <table:table-cell table:style-name="ce11" office:value-type="time" office:time-value="PT15H22M10.307064463S" calcext:value-type="time">
            <text:p>15:22:10</text:p>
          </table:table-cell>
          <table:table-cell table:style-name="ce12" table:formula="of:=[.D17]-[.C17]" office:value-type="time" office:time-value="PT01H08M20.803013618S" calcext:value-type="time">
            <text:p>01:08:2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data science</text:p>
          </table:table-cell>
          <table:table-cell table:number-columns-repeated="101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7H13M15.414702895S" calcext:value-type="time">
            <text:p>17:13:15</text:p>
          </table:table-cell>
          <table:table-cell table:style-name="ce11" office:value-type="time" office:time-value="PT19H05M59.304971959S" calcext:value-type="time">
            <text:p>19:05:59</text:p>
          </table:table-cell>
          <table:table-cell table:style-name="ce12" table:formula="of:=[.D18]-[.C18]" office:value-type="time" office:time-value="PT01H52M43.890269064S" calcext:value-type="time">
            <text:p>01:52:44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6" office:value-type="string" calcext:value-type="string">
            <text:p>Big Data</text:p>
          </table:table-cell>
          <table:table-cell table:number-columns-repeated="101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20H20M30.114865852S" calcext:value-type="time">
            <text:p>20:20:30</text:p>
          </table:table-cell>
          <table:table-cell table:style-name="ce11" office:value-type="time" office:time-value="PT21H46M47.90655812S" calcext:value-type="time">
            <text:p>21:46:47</text:p>
          </table:table-cell>
          <table:table-cell table:style-name="ce12" table:formula="of:=[.D19]-[.C19]" office:value-type="time" office:time-value="PT01H26M17.791692268S" calcext:value-type="time">
            <text:p>01:26:1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visual to audio</text:p>
          </table:table-cell>
          <table:table-cell table:number-columns-repeated="101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05H53M16.128979137S" calcext:value-type="time">
            <text:p>05:53:16</text:p>
          </table:table-cell>
          <table:table-cell table:style-name="ce11" office:value-type="time" office:time-value="PT06H59M05.447041301S" calcext:value-type="time">
            <text:p>06:59:05</text:p>
          </table:table-cell>
          <table:table-cell table:style-name="ce12" table:formula="of:=[.D20]-[.C20]" office:value-type="time" office:time-value="PT01H05M49.318062164S" calcext:value-type="time">
            <text:p>01:05:4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6" office:value-type="string" calcext:value-type="string">
            <text:p>Algorithmn visualizer - array <text:s/>sort</text:p>
          </table:table-cell>
          <table:table-cell table:number-columns-repeated="1014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19H46M32.143389943S" calcext:value-type="time">
            <text:p>19:46:32</text:p>
          </table:table-cell>
          <table:table-cell table:style-name="ce11" office:value-type="time" office:time-value="PT20H23M36.766270185S" calcext:value-type="time">
            <text:p>20:23:36</text:p>
          </table:table-cell>
          <table:table-cell table:style-name="ce12" table:formula="of:=[.D21]-[.C21]" office:value-type="time" office:time-value="PT00H37M04.622880242S" calcext:value-type="time">
            <text:p>00:37:0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chine Learning – stock market prediction-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05H41M48.096559016S" calcext:value-type="time">
            <text:p>05:41:48</text:p>
          </table:table-cell>
          <table:table-cell table:style-name="ce11" office:value-type="time" office:time-value="PT07H13M23.274956914S" calcext:value-type="time">
            <text:p>07:13:23</text:p>
          </table:table-cell>
          <table:table-cell table:style-name="ce12" table:formula="of:=[.D22]-[.C22]" office:value-type="time" office:time-value="PT01H31M35.178397898S" calcext:value-type="time">
            <text:p>01:31:3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6" office:value-type="string" calcext:value-type="string">
            <text:p>machine Learning – find tumour in image 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20H13M15.554244428S" calcext:value-type="time">
            <text:p>20:13:15</text:p>
          </table:table-cell>
          <table:table-cell table:style-name="ce11" office:value-type="time" office:time-value="PT21H40M26.863706486S" calcext:value-type="time">
            <text:p>21:40:26</text:p>
          </table:table-cell>
          <table:table-cell table:style-name="ce12" table:formula="of:=[.D23]-[.C23]" office:value-type="time" office:time-value="PT01H27M11.309462058S" calcext:value-type="time">
            <text:p>01:27:1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6" office:value-type="string" calcext:value-type="string">
            <text:p>Machine Learning – <text:s/>open computer vision detect number of fingers and print -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05H55M53.152067209S" calcext:value-type="time">
            <text:p>05:55:53</text:p>
          </table:table-cell>
          <table:table-cell table:style-name="ce11" office:value-type="time" office:time-value="PT07H17M46.524731312S" calcext:value-type="time">
            <text:p>07:17:46</text:p>
          </table:table-cell>
          <table:table-cell table:style-name="ce12" table:formula="of:=[.D24]-[.C24]" office:value-type="time" office:time-value="PT01H21M53.372664103S" calcext:value-type="time">
            <text:p>01:21:5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Machine Learning – detect a person wearing a mask or not - computer vision – video – pytorch 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19H41M58.99774295S" calcext:value-type="time">
            <text:p>19:41:58</text:p>
          </table:table-cell>
          <table:table-cell table:style-name="ce11" office:value-type="time" office:time-value="PT22H00M25.374108615S" calcext:value-type="time">
            <text:p>22:00:25</text:p>
          </table:table-cell>
          <table:table-cell table:style-name="ce12" table:formula="of:=[.D25]-[.C25]" office:value-type="time" office:time-value="PT02H18M26.376365665S" calcext:value-type="time">
            <text:p>02:18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6" office:value-type="string" calcext:value-type="string">
            <text:p>Data Science Visualization – covid data set, titanic data set, matplotlib, scipy, pyplot</text:p>
          </table:table-cell>
          <table:table-cell table:number-columns-repeated="101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06H31M12.417244413S" calcext:value-type="time">
            <text:p>06:31:12</text:p>
          </table:table-cell>
          <table:table-cell table:style-name="ce11" office:value-type="time" office:time-value="PT09H03M58.949590828S" calcext:value-type="time">
            <text:p>09:03:58</text:p>
          </table:table-cell>
          <table:table-cell table:style-name="ce12" table:formula="of:=[.D26]-[.C26]" office:value-type="time" office:time-value="PT02H32M46.532346415S" calcext:value-type="time">
            <text:p>02:32:4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Create UI design of an app - fire frames - </text:p>
          </table:table-cell>
          <table:table-cell table:number-columns-repeated="1014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0H27M18.027531379S" calcext:value-type="time">
            <text:p>10:27:18</text:p>
          </table:table-cell>
          <table:table-cell table:style-name="ce11" office:value-type="time" office:time-value="PT13H06M19.593569265S" calcext:value-type="time">
            <text:p>13:06:19</text:p>
          </table:table-cell>
          <table:table-cell table:style-name="ce12" table:formula="of:=[.D27]-[.C27]" office:value-type="time" office:time-value="PT02H39M01.566037886S" calcext:value-type="time">
            <text:p>02:39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6" office:value-type="string" calcext:value-type="string">
            <text:p>Create full stack application – jamstack, beanstack, integrate it to aws , azure with payment gateway </text:p>
          </table:table-cell>
          <table:table-cell table:number-columns-repeated="101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4H39M22.120723344S" calcext:value-type="time">
            <text:p>14:39:22</text:p>
          </table:table-cell>
          <table:table-cell table:style-name="ce11" office:value-type="time" office:time-value="PT16H23M18.541547154S" calcext:value-type="time">
            <text:p>16:23:18</text:p>
          </table:table-cell>
          <table:table-cell table:style-name="ce12" table:formula="of:=[.D28]-[.C28]" office:value-type="time" office:time-value="PT01H43M56.42082381S" calcext:value-type="time">
            <text:p>01:43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6" office:value-type="string" calcext:value-type="string">
            <text:p>Create your own etherum dapps</text:p>
          </table:table-cell>
          <table:table-cell table:number-columns-repeated="1014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7H07M11.303985839S" calcext:value-type="time">
            <text:p>17:07:11</text:p>
          </table:table-cell>
          <table:table-cell table:style-name="ce11" office:value-type="time" office:time-value="PT17H35M30.198801216S" calcext:value-type="time">
            <text:p>17:35:30</text:p>
          </table:table-cell>
          <table:table-cell table:style-name="ce12" table:formula="of:=[.D29]-[.C29]" office:value-type="time" office:time-value="PT00H28M18.894815377S" calcext:value-type="time">
            <text:p>00:28:1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6" office:value-type="string" calcext:value-type="string">
            <text:p>create AR apllication – using vuforia which is a engine based on top of unity 3d -detect and augument figure - </text:p>
          </table:table-cell>
          <table:table-cell table:number-columns-repeated="101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9H30M34.430979883S" calcext:value-type="time">
            <text:p>19:30:34</text:p>
          </table:table-cell>
          <table:table-cell table:style-name="ce11" office:value-type="time" office:time-value="PT20H54M14.479474816S" calcext:value-type="time">
            <text:p>20:54:14</text:p>
          </table:table-cell>
          <table:table-cell table:style-name="ce12" table:formula="of:=[.D30]-[.C30]" office:value-type="time" office:time-value="PT01H23M40.048494933S" calcext:value-type="time">
            <text:p>01:23:4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7H11M57.618483713S" calcext:value-type="time">
            <text:p>07:11:57</text:p>
          </table:table-cell>
          <table:table-cell table:style-name="ce11" office:value-type="time" office:time-value="PT08H28M00.389833974S" calcext:value-type="time">
            <text:p>08:28:00</text:p>
          </table:table-cell>
          <table:table-cell table:style-name="ce12" table:formula="of:=[.D31]-[.C31]" office:value-type="time" office:time-value="PT01H16M02.771350261S" calcext:value-type="time">
            <text:p>01:16:0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9H31M32.268727985S" calcext:value-type="time">
            <text:p>09:31:32</text:p>
          </table:table-cell>
          <table:table-cell table:style-name="ce11" office:value-type="time" office:time-value="PT12H03M34.462214561S" calcext:value-type="time">
            <text:p>12:03:34</text:p>
          </table:table-cell>
          <table:table-cell table:style-name="ce12" table:formula="of:=[.D32]-[.C32]" office:value-type="time" office:time-value="PT02H32M02.193486576S" calcext:value-type="time">
            <text:p>02:32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5H46M41.893581409S" calcext:value-type="time">
            <text:p>15:46:41</text:p>
          </table:table-cell>
          <table:table-cell table:style-name="ce12" table:formula="of:=[.D33]-[.C33]" office:value-type="time" office:time-value="PT01H46M41.893581S" calcext:value-type="time">
            <text:p>01:46:4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6H26M40.142515026S" calcext:value-type="time">
            <text:p>16:26:40</text:p>
          </table:table-cell>
          <table:table-cell table:style-name="ce11" office:value-type="time" office:time-value="PT17H44M36.483685523S" calcext:value-type="time">
            <text:p>17:44:36</text:p>
          </table:table-cell>
          <table:table-cell table:style-name="ce12" table:formula="of:=[.D34]-[.C34]" office:value-type="time" office:time-value="PT01H17M56.341170497S" calcext:value-type="time">
            <text:p>01:17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9H54M33.315631769S" calcext:value-type="time">
            <text:p>19:54:33</text:p>
          </table:table-cell>
          <table:table-cell table:style-name="ce11" office:value-type="time" office:time-value="PT21H02M01.348516698S" calcext:value-type="time">
            <text:p>21:02:01</text:p>
          </table:table-cell>
          <table:table-cell table:style-name="ce12" table:formula="of:=[.D35]-[.C35]" office:value-type="time" office:time-value="PT01H07M28.032884929S" calcext:value-type="time">
            <text:p>01:07:2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date" office:date-value="2022-07-25" calcext:value-type="date">
            <text:p>25/07/22</text:p>
          </table:table-cell>
          <table:table-cell table:style-name="ce11" office:value-type="time" office:time-value="PT06H00M00S" calcext:value-type="time">
            <text:p>06:00:00</text:p>
          </table:table-cell>
          <table:table-cell table:style-name="ce11" office:value-type="time" office:time-value="PT07H33M29.520408796S" calcext:value-type="time">
            <text:p>07:33:29</text:p>
          </table:table-cell>
          <table:table-cell table:style-name="ce12" table:formula="of:=[.D36]-[.C36]" office:value-type="time" office:time-value="PT01H33M29.520409S" calcext:value-type="time">
            <text:p>01:33:3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date" office:date-value="2022-07-26" calcext:value-type="date">
            <text:p>26/07/22</text:p>
          </table:table-cell>
          <table:table-cell table:style-name="ce11" office:value-type="time" office:time-value="PT19H42M15.42178396S" calcext:value-type="time">
            <text:p>19:42:15</text:p>
          </table:table-cell>
          <table:table-cell table:style-name="ce11" office:value-type="time" office:time-value="PT21H40M28.228720506S" calcext:value-type="time">
            <text:p>21:40:28</text:p>
          </table:table-cell>
          <table:table-cell table:style-name="ce12" table:formula="of:=[.D37]-[.C37]" office:value-type="time" office:time-value="PT01H58M12.806936546S" calcext:value-type="time">
            <text:p>01:58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05H51M14.050221356S" calcext:value-type="time">
            <text:p>05:51:14</text:p>
          </table:table-cell>
          <table:table-cell table:style-name="ce11" office:value-type="time" office:time-value="PT07H51M40.345678145S" calcext:value-type="time">
            <text:p>07:51:40</text:p>
          </table:table-cell>
          <table:table-cell table:style-name="ce12" table:formula="of:=[.D38]-[.C38]" office:value-type="time" office:time-value="PT02H00M26.295456789S" calcext:value-type="time">
            <text:p>02:00:2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20H48M51.474453707S" calcext:value-type="time">
            <text:p>20:48:51</text:p>
          </table:table-cell>
          <table:table-cell table:style-name="ce11" office:value-type="time" office:time-value="PT21H29M31.791567462S" calcext:value-type="time">
            <text:p>21:29:31</text:p>
          </table:table-cell>
          <table:table-cell table:style-name="ce12" table:formula="of:=[.D39]-[.C39]" office:value-type="time" office:time-value="PT00H40M40.317113755S" calcext:value-type="time">
            <text:p>00:40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06H12M26.982597S" calcext:value-type="time">
            <text:p>06:12:26</text:p>
          </table:table-cell>
          <table:table-cell table:style-name="ce11" office:value-type="time" office:time-value="PT07H52M16.561568049S" calcext:value-type="time">
            <text:p>07:52:16</text:p>
          </table:table-cell>
          <table:table-cell table:style-name="ce12" table:formula="of:=[.D40]-[.C40]" office:value-type="time" office:time-value="PT01H39M49.578971S" calcext:value-type="time">
            <text:p>01:39:5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20H03M34.086081639S" calcext:value-type="time">
            <text:p>20:03:34</text:p>
          </table:table-cell>
          <table:table-cell table:style-name="ce11" office:value-type="time" office:time-value="PT21H52M55.2843922S" calcext:value-type="time">
            <text:p>21:52:55</text:p>
          </table:table-cell>
          <table:table-cell table:style-name="ce12" table:formula="of:=[.D41]-[.C41]" office:value-type="time" office:time-value="PT01H49M21.198310561S" calcext:value-type="time">
            <text:p>01:49:21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05H41M37.173516836S" calcext:value-type="time">
            <text:p>05:41:37</text:p>
          </table:table-cell>
          <table:table-cell table:style-name="ce11" office:value-type="time" office:time-value="PT07H24M44.476701468S" calcext:value-type="time">
            <text:p>07:24:44</text:p>
          </table:table-cell>
          <table:table-cell table:style-name="ce12" table:formula="of:=[.D42]-[.C42]" office:value-type="time" office:time-value="PT01H43M07.303184632S" calcext:value-type="time">
            <text:p>01:43:07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19H44M06.625059782S" calcext:value-type="time">
            <text:p>19:44:06</text:p>
          </table:table-cell>
          <table:table-cell table:style-name="ce11" office:value-type="time" office:time-value="PT21H48M08.467223821S" calcext:value-type="time">
            <text:p>21:48:08</text:p>
          </table:table-cell>
          <table:table-cell table:style-name="ce12" table:formula="of:=[.D43]-[.C43]" office:value-type="time" office:time-value="PT02H04M01.842164039S" calcext:value-type="time">
            <text:p>02:04:02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05H17M18.998942331S" calcext:value-type="time">
            <text:p>05:17:18</text:p>
          </table:table-cell>
          <table:table-cell table:style-name="ce11" office:value-type="time" office:time-value="PT08H04M59.840622938S" calcext:value-type="time">
            <text:p>08:04:59</text:p>
          </table:table-cell>
          <table:table-cell table:style-name="ce12" table:formula="of:=[.D44]-[.C44]" office:value-type="time" office:time-value="PT02H47M40.841680607S" calcext:value-type="time">
            <text:p>02:47:41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20H37M15.516485808S" calcext:value-type="time">
            <text:p>20:37:15</text:p>
          </table:table-cell>
          <table:table-cell table:style-name="ce11" office:value-type="time" office:time-value="PT21H52M07.325655094S" calcext:value-type="time">
            <text:p>21:52:07</text:p>
          </table:table-cell>
          <table:table-cell table:style-name="ce12" table:formula="of:=[.D45]-[.C45]" office:value-type="time" office:time-value="PT01H14M51.809169286S" calcext:value-type="time">
            <text:p>01:14:5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08H53M28.58453422S" calcext:value-type="time">
            <text:p>08:53:28</text:p>
          </table:table-cell>
          <table:table-cell table:style-name="ce11" office:value-type="time" office:time-value="PT09H47M01.000296846S" calcext:value-type="time">
            <text:p>09:47:01</text:p>
          </table:table-cell>
          <table:table-cell table:style-name="ce12" table:formula="of:=[.D46]-[.C46]" office:value-type="time" office:time-value="PT00H53M32.415762626S" calcext:value-type="time">
            <text:p>00:53:3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4H49M40.766961471S" calcext:value-type="time">
            <text:p>14:49:40</text:p>
          </table:table-cell>
          <table:table-cell table:style-name="ce11" office:value-type="time" office:time-value="PT15H37M31.649907115S" calcext:value-type="time">
            <text:p>15:37:31</text:p>
          </table:table-cell>
          <table:table-cell table:style-name="ce12" table:formula="of:=[.D47]-[.C47]" office:value-type="time" office:time-value="PT00H47M50.882945644S" calcext:value-type="time">
            <text:p>00:47:51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8H12M24.179998768S" calcext:value-type="time">
            <text:p>18:12:24</text:p>
          </table:table-cell>
          <table:table-cell table:style-name="ce11" office:value-type="time" office:time-value="PT19H29M57.986058468S" calcext:value-type="time">
            <text:p>19:29:57</text:p>
          </table:table-cell>
          <table:table-cell table:style-name="ce12" table:formula="of:=[.D48]-[.C48]" office:value-type="time" office:time-value="PT01H17M33.8060597S" calcext:value-type="time">
            <text:p>01:17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05H37M32.632350241S" calcext:value-type="time">
            <text:p>05:37:32</text:p>
          </table:table-cell>
          <table:table-cell table:style-name="ce11" office:value-type="time" office:time-value="PT06H53M06.913548928S" calcext:value-type="time">
            <text:p>06:53:06</text:p>
          </table:table-cell>
          <table:table-cell table:style-name="ce12" table:formula="of:=[.D49]-[.C49]" office:value-type="time" office:time-value="PT01H15M34.281198687S" calcext:value-type="time">
            <text:p>01:15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20H13M23.383877953S" calcext:value-type="time">
            <text:p>20:13:23</text:p>
          </table:table-cell>
          <table:table-cell table:style-name="ce11" office:value-type="time" office:time-value="PT21H18M36.112114097S" calcext:value-type="time">
            <text:p>21:18:36</text:p>
          </table:table-cell>
          <table:table-cell table:style-name="ce12" table:formula="of:=[.D50]-[.C50]" office:value-type="time" office:time-value="PT01H05M12.728236144S" calcext:value-type="time">
            <text:p>01:05:1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date" office:date-value="2022-08-02" calcext:value-type="date">
            <text:p>02/08/22</text:p>
          </table:table-cell>
          <table:table-cell table:style-name="ce11" office:value-type="time" office:time-value="PT06H14M53.486777242S" calcext:value-type="time">
            <text:p>06:14:53</text:p>
          </table:table-cell>
          <table:table-cell table:style-name="ce11" office:value-type="time" office:time-value="PT06H51M53.618919432S" calcext:value-type="time">
            <text:p>06:51:53</text:p>
          </table:table-cell>
          <table:table-cell table:style-name="ce12" table:formula="of:=[.D51]-[.C51]" office:value-type="time" office:time-value="PT00H37M00.13214219S" calcext:value-type="time">
            <text:p>00:37:00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05H45M55.808705819S" calcext:value-type="time">
            <text:p>05:45:55</text:p>
          </table:table-cell>
          <table:table-cell table:style-name="ce11" office:value-type="time" office:time-value="PT06H32M01.928421436S" calcext:value-type="time">
            <text:p>06:32:01</text:p>
          </table:table-cell>
          <table:table-cell table:style-name="ce12" table:formula="of:=[.D52]-[.C52]" office:value-type="time" office:time-value="PT00H46M06.119715617S" calcext:value-type="time">
            <text:p>00:46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20H31M06.218803044S" calcext:value-type="time">
            <text:p>20:31:06</text:p>
          </table:table-cell>
          <table:table-cell table:style-name="ce11" office:value-type="time" office:time-value="PT21H35M22.290174809S" calcext:value-type="time">
            <text:p>21:35:22</text:p>
          </table:table-cell>
          <table:table-cell table:style-name="ce12" table:formula="of:=[.D53]-[.C53]" office:value-type="time" office:time-value="PT01H04M16.071371765S" calcext:value-type="time">
            <text:p>01:04:1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05H45M17.77512128S" calcext:value-type="time">
            <text:p>05:45:17</text:p>
          </table:table-cell>
          <table:table-cell table:style-name="ce11" office:value-type="time" office:time-value="PT06H22M23.701540368S" calcext:value-type="time">
            <text:p>06:22:23</text:p>
          </table:table-cell>
          <table:table-cell table:style-name="ce12" table:formula="of:=[.D54]-[.C54]" office:value-type="time" office:time-value="PT00H37M05.926419088S" calcext:value-type="time">
            <text:p>00:37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19H23M05.712426073S" calcext:value-type="time">
            <text:p>19:23:05</text:p>
          </table:table-cell>
          <table:table-cell table:style-name="ce11" office:value-type="time" office:time-value="PT21H55M46.634246287S" calcext:value-type="time">
            <text:p>21:55:46</text:p>
          </table:table-cell>
          <table:table-cell table:style-name="ce12" table:formula="of:=[.D55]-[.C55]" office:value-type="time" office:time-value="PT02H32M40.921820214S" calcext:value-type="time">
            <text:p>02:32:41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05H42M20.840099977S" calcext:value-type="time">
            <text:p>05:42:20</text:p>
          </table:table-cell>
          <table:table-cell table:style-name="ce11" office:value-type="time" office:time-value="PT06H42M13.34624842S" calcext:value-type="time">
            <text:p>06:42:13</text:p>
          </table:table-cell>
          <table:table-cell table:style-name="ce12" table:formula="of:=[.D56]-[.C56]" office:value-type="time" office:time-value="PT00H59M52.506148443S" calcext:value-type="time">
            <text:p>00:59:5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20H15M43.704803671S" calcext:value-type="time">
            <text:p>20:15:43</text:p>
          </table:table-cell>
          <table:table-cell table:style-name="ce11" office:value-type="time" office:time-value="PT21H59M48.308560581S" calcext:value-type="time">
            <text:p>21:59:48</text:p>
          </table:table-cell>
          <table:table-cell table:style-name="ce12" table:formula="of:=[.D57]-[.C57]" office:value-type="time" office:time-value="PT01H44M04.60375691S" calcext:value-type="time">
            <text:p>01:44:05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2-08-06" calcext:value-type="date">
            <text:p>06/08/22</text:p>
          </table:table-cell>
          <table:table-cell table:style-name="ce11" office:value-type="time" office:time-value="PT06H12M04.000705352S" calcext:value-type="time">
            <text:p>06:12:04</text:p>
          </table:table-cell>
          <table:table-cell table:style-name="ce11" office:value-type="time" office:time-value="PT06H43M00.496071882S" calcext:value-type="time">
            <text:p>06:43:00</text:p>
          </table:table-cell>
          <table:table-cell table:style-name="ce12" table:formula="of:=[.D58]-[.C58]" office:value-type="time" office:time-value="PT00H30M56.49536653S" calcext:value-type="time">
            <text:p>00:30:5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07H12M42.174139281S" calcext:value-type="time">
            <text:p>07:12:42</text:p>
          </table:table-cell>
          <table:table-cell table:style-name="ce11" office:value-type="time" office:time-value="PT11H05M20.20158432S" calcext:value-type="time">
            <text:p>11:05:20</text:p>
          </table:table-cell>
          <table:table-cell table:style-name="ce12" table:formula="of:=[.D59]-[.C59]" office:value-type="time" office:time-value="PT03H52M38.027445039S" calcext:value-type="time">
            <text:p>03:52:38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17H48M31.37511637S" calcext:value-type="time">
            <text:p>17:48:31</text:p>
          </table:table-cell>
          <table:table-cell table:style-name="ce11" office:value-type="time" office:time-value="PT19H16M13.599274448S" calcext:value-type="time">
            <text:p>19:16:13</text:p>
          </table:table-cell>
          <table:table-cell table:style-name="ce12" table:formula="of:=[.D60]-[.C60]" office:value-type="time" office:time-value="PT01H27M42.224158S" calcext:value-type="time">
            <text:p>01:27:4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date" office:date-value="2022-08-08" calcext:value-type="date">
            <text:p>08/08/22</text:p>
          </table:table-cell>
          <table:table-cell table:style-name="ce11" office:value-type="time" office:time-value="PT05H41M42.942391949S" calcext:value-type="time">
            <text:p>05:41:42</text:p>
          </table:table-cell>
          <table:table-cell table:style-name="ce11" office:value-type="time" office:time-value="PT06H33M14.813667005S" calcext:value-type="time">
            <text:p>06:33:14</text:p>
          </table:table-cell>
          <table:table-cell table:style-name="ce12" table:formula="of:=[.D61]-[.C61]" office:value-type="time" office:time-value="PT00H51M31.871275056S" calcext:value-type="time">
            <text:p>00:51:3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11" office:value-type="time" office:time-value="PT21H39M23.704814754S" calcext:value-type="time">
            <text:p>21:39:23</text:p>
          </table:table-cell>
          <table:table-cell table:style-name="ce12" table:formula="of:=[.D62]-[.C62]" office:value-type="time" office:time-value="PT01H09M23.704815S" calcext:value-type="time">
            <text:p>01:09:24</text:p>
          </table:table-cell>
          <table:table-cell table:style-name="ce5" office:value-type="string" calcext:value-type="string">
            <text:p>Agile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1H40M21.223813779S" calcext:value-type="time">
            <text:p>21:40:21</text:p>
          </table:table-cell>
          <table:table-cell table:style-name="ce11" office:value-type="time" office:time-value="PT22H00M29.186456021S" calcext:value-type="time">
            <text:p>22:00:29</text:p>
          </table:table-cell>
          <table:table-cell table:style-name="ce12" table:formula="of:=[.D63]-[.C63]" office:value-type="time" office:time-value="PT00H20M07.962642242S" calcext:value-type="time">
            <text:p>00:20:0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2H01M33.210693718S" calcext:value-type="time">
            <text:p>22:01:33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4]-[.C64]" office:value-type="time" office:time-value="PT00H28M26.789306S" calcext:value-type="time">
            <text:p>00:28:27</text:p>
          </table:table-cell>
          <table:table-cell table:style-name="ce14" office:value-type="string" calcext:value-type="string">
            <text:p>Strong analytical and problem-solving skills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5H21M31.403212258S" calcext:value-type="time">
            <text:p>05:21:31</text:p>
          </table:table-cell>
          <table:table-cell table:style-name="ce11" office:value-type="time" office:time-value="PT06H31M58.640372274S" calcext:value-type="time">
            <text:p>06:31:58</text:p>
          </table:table-cell>
          <table:table-cell table:style-name="ce12" table:formula="of:=[.D65]-[.C65]" office:value-type="time" office:time-value="PT01H10M27.237160016S" calcext:value-type="time">
            <text:p>01:10:27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6H50M26.353356898S" calcext:value-type="time">
            <text:p>06:50:26</text:p>
          </table:table-cell>
          <table:table-cell table:style-name="ce11" office:value-type="time" office:time-value="PT07H10M14.250484824S" calcext:value-type="time">
            <text:p>07:10:14</text:p>
          </table:table-cell>
          <table:table-cell table:style-name="ce12" table:formula="of:=[.D66]-[.C66]" office:value-type="time" office:time-value="PT00H19M47.897127926S" calcext:value-type="time">
            <text:p>00:19:48</text:p>
          </table:table-cell>
          <table:table-cell table:style-name="ce5" office:value-type="string" calcext:value-type="string">
            <text:p>PT FREELANCING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0H58M46.183178923S" calcext:value-type="time">
            <text:p>20:58:46</text:p>
          </table:table-cell>
          <table:table-cell table:style-name="ce11" office:value-type="time" office:time-value="PT21H18M07.478944003S" calcext:value-type="time">
            <text:p>21:18:07</text:p>
          </table:table-cell>
          <table:table-cell table:style-name="ce12" table:formula="of:=[.D67]-[.C67]" office:value-type="time" office:time-value="PT00H19M21.29576508S" calcext:value-type="time">
            <text:p>00:19:21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1H28M29.321567112S" calcext:value-type="time">
            <text:p>21:28:29</text:p>
          </table:table-cell>
          <table:table-cell table:style-name="ce11" office:value-type="time" office:time-value="PT21H58M09.521708416S" calcext:value-type="time">
            <text:p>21:58:09</text:p>
          </table:table-cell>
          <table:table-cell table:style-name="ce12" table:formula="of:=[.D68]-[.C68]" office:value-type="time" office:time-value="PT00H29M40.200141304S" calcext:value-type="time">
            <text:p>00:29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2H09M57.678336968S" calcext:value-type="time">
            <text:p>22:09:57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9]-[.C69]" office:value-type="time" office:time-value="PT00H20M02.321663S" calcext:value-type="time">
            <text:p>00:20:0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05H46M37.700833534S" calcext:value-type="time">
            <text:p>05:46:37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70]-[.C70]" office:value-type="time" office:time-value="PT01H43M22.299166S" calcext:value-type="time">
            <text:p>01:43:2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13M20.650389084S" calcext:value-type="time">
            <text:p>20:13:20</text:p>
          </table:table-cell>
          <table:table-cell table:style-name="ce11" office:value-type="time" office:time-value="PT20H40M20.441132005S" calcext:value-type="time">
            <text:p>20:40:20</text:p>
          </table:table-cell>
          <table:table-cell table:style-name="ce12" table:formula="of:=[.D71]-[.C71]" office:value-type="time" office:time-value="PT00H26M59.790742921S" calcext:value-type="time">
            <text:p>00:27:0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59M34.544360848S" calcext:value-type="time">
            <text:p>20:59:34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72]-[.C72]" office:value-type="time" office:time-value="PT01H30M25.455639S" calcext:value-type="time">
            <text:p>01:30:2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05H43M23.95039217S" calcext:value-type="time">
            <text:p>05:43:23</text:p>
          </table:table-cell>
          <table:table-cell table:style-name="ce11" office:value-type="time" office:time-value="PT05H45M47.332364834S" calcext:value-type="time">
            <text:p>05:45:47</text:p>
          </table:table-cell>
          <table:table-cell table:style-name="ce12" table:formula="of:=[.D73]-[.C73]" office:value-type="time" office:time-value="PT00H02M23.381972664S" calcext:value-type="time">
            <text:p>00:02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8H19M47.110142404S" calcext:value-type="time">
            <text:p>18:19:47</text:p>
          </table:table-cell>
          <table:table-cell table:style-name="ce11" office:value-type="time" office:time-value="PT18H54M54.925665711S" calcext:value-type="time">
            <text:p>18:54:54</text:p>
          </table:table-cell>
          <table:table-cell table:style-name="ce12" table:formula="of:=[.D74]-[.C74]" office:value-type="time" office:time-value="PT00H35M07.815523307S" calcext:value-type="time">
            <text:p>00:3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9H12M19.623281396S" calcext:value-type="time">
            <text:p>19:12:19</text:p>
          </table:table-cell>
          <table:table-cell table:style-name="ce11" office:value-type="time" office:time-value="PT19H36M58.446713697S" calcext:value-type="time">
            <text:p>19:36:58</text:p>
          </table:table-cell>
          <table:table-cell table:style-name="ce12" table:formula="of:=[.D75]-[.C75]" office:value-type="time" office:time-value="PT00H24M38.823432301S" calcext:value-type="time">
            <text:p>00:24:3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08M26.739501078S" calcext:value-type="time">
            <text:p>20:08:26</text:p>
          </table:table-cell>
          <table:table-cell table:style-name="ce11" office:value-type="time" office:time-value="PT20H22M00S" calcext:value-type="time">
            <text:p>20:22:00</text:p>
          </table:table-cell>
          <table:table-cell table:style-name="ce12" table:formula="of:=[.D76]-[.C76]" office:value-type="time" office:time-value="PT00H13M33.260499S" calcext:value-type="time">
            <text:p>00:13:33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52M19.696992689S" calcext:value-type="time">
            <text:p>20:52:19</text:p>
          </table:table-cell>
          <table:table-cell table:style-name="ce11" office:value-type="time" office:time-value="PT21H01M57.464885238S" calcext:value-type="time">
            <text:p>21:01:57</text:p>
          </table:table-cell>
          <table:table-cell table:style-name="ce12" table:formula="of:=[.D77]-[.C77]" office:value-type="time" office:time-value="PT00H09M37.767892549S" calcext:value-type="time">
            <text:p>00:09:3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1H06M26.112820421S" calcext:value-type="time">
            <text:p>21:06:26</text:p>
          </table:table-cell>
          <table:table-cell table:style-name="ce11" office:value-type="time" office:time-value="PT21H36M56.372922021S" calcext:value-type="time">
            <text:p>21:36:56</text:p>
          </table:table-cell>
          <table:table-cell table:style-name="ce12" table:formula="of:=[.D78]-[.C78]" office:value-type="time" office:time-value="PT00H30M30.2601016S" calcext:value-type="time">
            <text:p>00:30:3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2H04M29.305438874S" calcext:value-type="time">
            <text:p>22:04:29</text:p>
          </table:table-cell>
          <table:table-cell table:style-name="ce11" office:value-type="time" office:time-value="PT22H12M23.969920098S" calcext:value-type="time">
            <text:p>22:12:23</text:p>
          </table:table-cell>
          <table:table-cell table:style-name="ce12" table:formula="of:=[.D79]-[.C79]" office:value-type="time" office:time-value="PT00H07M54.664481224S" calcext:value-type="time">
            <text:p>00:07:5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1H42M11.158755015S" calcext:value-type="time">
            <text:p>11:42:11</text:p>
          </table:table-cell>
          <table:table-cell table:style-name="ce11" office:value-type="time" office:time-value="PT13H00M35.109843S" calcext:value-type="time">
            <text:p>13:00:35</text:p>
          </table:table-cell>
          <table:table-cell table:style-name="ce12" table:formula="of:=[.D80]-[.C80]" office:value-type="time" office:time-value="PT01H18M23.951088S" calcext:value-type="time">
            <text:p>01:18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2" table:formula="of:=[.D81]-[.C81]" office:value-type="time" office:time-value="PT02H00M00S" calcext:value-type="time">
            <text:p>02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3H58M28.441584596S" calcext:value-type="time">
            <text:p>13:58:28</text:p>
          </table:table-cell>
          <table:table-cell table:style-name="ce11" office:value-type="time" office:time-value="PT14H39M52.418143564S" calcext:value-type="time">
            <text:p>14:39:52</text:p>
          </table:table-cell>
          <table:table-cell table:style-name="ce12" table:formula="of:=[.D82]-[.C82]" office:value-type="time" office:time-value="PT00H41M23.976558968S" calcext:value-type="time">
            <text:p>00:41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5H48M54.727220605S" calcext:value-type="time">
            <text:p>15:48:54</text:p>
          </table:table-cell>
          <table:table-cell table:style-name="ce11" office:value-type="time" office:time-value="PT17H37M34.487702832S" calcext:value-type="time">
            <text:p>17:37:34</text:p>
          </table:table-cell>
          <table:table-cell table:style-name="ce12" table:formula="of:=[.D83]-[.C83]" office:value-type="time" office:time-value="PT01H48M39.760482227S" calcext:value-type="time">
            <text:p>01:48:40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1" office:value-type="time" office:time-value="PT20H27M30.929288469S" calcext:value-type="time">
            <text:p>20:27:30</text:p>
          </table:table-cell>
          <table:table-cell table:style-name="ce12" table:formula="of:=[.D84]-[.C84]" office:value-type="time" office:time-value="PT01H10M30.929288S" calcext:value-type="time">
            <text:p>01:10:31</text:p>
          </table:table-cell>
          <table:table-cell table:style-name="ce5" office:value-type="string" calcext:value-type="string">
            <text:p>CS50 – Dynamically allocated memory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20H59M05.22772055S" calcext:value-type="time">
            <text:p>20:59:05</text:p>
          </table:table-cell>
          <table:table-cell table:style-name="ce11" office:value-type="time" office:time-value="PT22H17M53.954579226S" calcext:value-type="time">
            <text:p>22:17:53</text:p>
          </table:table-cell>
          <table:table-cell table:style-name="ce12" table:formula="of:=[.D85]-[.C85]" office:value-type="time" office:time-value="PT01H18M48.726858676S" calcext:value-type="time">
            <text:p>01:18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5H42M38.820466232S" calcext:value-type="time">
            <text:p>05:42:38</text:p>
          </table:table-cell>
          <table:table-cell table:style-name="ce11" office:value-type="time" office:time-value="PT06H08M41.966719439S" calcext:value-type="time">
            <text:p>06:08:41</text:p>
          </table:table-cell>
          <table:table-cell table:style-name="ce12" table:formula="of:=[.D86]-[.C86]" office:value-type="time" office:time-value="PT00H26M03.146253207S" calcext:value-type="time">
            <text:p>00:26:03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6H27M45.031050686S" calcext:value-type="time">
            <text:p>06:27:45</text:p>
          </table:table-cell>
          <table:table-cell table:style-name="ce11" office:value-type="time" office:time-value="PT06H59M09.884530125S" calcext:value-type="time">
            <text:p>06:59:09</text:p>
          </table:table-cell>
          <table:table-cell table:style-name="ce12" table:formula="of:=[.D87]-[.C87]" office:value-type="time" office:time-value="PT00H31M24.853479439S" calcext:value-type="time">
            <text:p>00:31:25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7H12M59.647755498S" calcext:value-type="time">
            <text:p>07:12:59</text:p>
          </table:table-cell>
          <table:table-cell table:style-name="ce11" office:value-type="time" office:time-value="PT07H25M07.781787761S" calcext:value-type="time">
            <text:p>07:25:07</text:p>
          </table:table-cell>
          <table:table-cell table:style-name="ce12" table:formula="of:=[.D88]-[.C88]" office:value-type="time" office:time-value="PT00H12M08.134032263S" calcext:value-type="time">
            <text:p>00:12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06H11M39.812993426S" calcext:value-type="time">
            <text:p>06:11:39</text:p>
          </table:table-cell>
          <table:table-cell table:style-name="ce11" office:value-type="time" office:time-value="PT07H00M35.973840811S" calcext:value-type="time">
            <text:p>07:00:35</text:p>
          </table:table-cell>
          <table:table-cell table:style-name="ce12" table:formula="of:=[.D89]-[.C89]" office:value-type="time" office:time-value="PT00H48M56.160847385S" calcext:value-type="time">
            <text:p>00:48:5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0H11M44.144288751S" calcext:value-type="time">
            <text:p>20:11:44</text:p>
          </table:table-cell>
          <table:table-cell table:style-name="ce11" office:value-type="time" office:time-value="PT21H27M08.933784337S" calcext:value-type="time">
            <text:p>21:27:08</text:p>
          </table:table-cell>
          <table:table-cell table:style-name="ce12" table:formula="of:=[.D90]-[.C90]" office:value-type="time" office:time-value="PT01H15M24.789495586S" calcext:value-type="time">
            <text:p>01:15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1H49M15.972919299S" calcext:value-type="time">
            <text:p>21:49:15</text:p>
          </table:table-cell>
          <table:table-cell table:style-name="ce11" office:value-type="time" office:time-value="PT22H30M04.775806419S" calcext:value-type="time">
            <text:p>22:30:04</text:p>
          </table:table-cell>
          <table:table-cell table:style-name="ce12" table:formula="of:=[.D91]-[.C91]" office:value-type="time" office:time-value="PT00H40M48.80288712S" calcext:value-type="time">
            <text:p>00:40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5H41M58.54352822S" calcext:value-type="time">
            <text:p>05:41:58</text:p>
          </table:table-cell>
          <table:table-cell table:style-name="ce11" office:value-type="time" office:time-value="PT06H15M01.325856036S" calcext:value-type="time">
            <text:p>06:15:01</text:p>
          </table:table-cell>
          <table:table-cell table:style-name="ce12" table:formula="of:=[.D92]-[.C92]" office:value-type="time" office:time-value="PT00H33M02.782327816S" calcext:value-type="time">
            <text:p>00:33:03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6H39M12.559785222S" calcext:value-type="time">
            <text:p>06:39:12</text:p>
          </table:table-cell>
          <table:table-cell table:style-name="ce11" office:value-type="time" office:time-value="PT07H04M20.084072096S" calcext:value-type="time">
            <text:p>07:04:20</text:p>
          </table:table-cell>
          <table:table-cell table:style-name="ce12" table:formula="of:=[.D93]-[.C93]" office:value-type="time" office:time-value="PT00H25M07.524286874S" calcext:value-type="time">
            <text:p>00:25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7H16M20.591447685S" calcext:value-type="time">
            <text:p>07:16:20</text:p>
          </table:table-cell>
          <table:table-cell table:style-name="ce11" office:value-type="time" office:time-value="PT08H03M24.304552397S" calcext:value-type="time">
            <text:p>08:03:24</text:p>
          </table:table-cell>
          <table:table-cell table:style-name="ce12" table:formula="of:=[.D94]-[.C94]" office:value-type="time" office:time-value="PT00H47M03.713104712S" calcext:value-type="time">
            <text:p>00:47:04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8H13M23.197089659S" calcext:value-type="time">
            <text:p>08:13:23</text:p>
          </table:table-cell>
          <table:table-cell table:style-name="ce11" office:value-type="time" office:time-value="PT08H21M08.848415899S" calcext:value-type="time">
            <text:p>08:21:08</text:p>
          </table:table-cell>
          <table:table-cell table:style-name="ce12" table:formula="of:=[.D95]-[.C95]" office:value-type="time" office:time-value="PT00H07M45.65132624S" calcext:value-type="time">
            <text:p>00:07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27M25.371608996S" calcext:value-type="time">
            <text:p>09:27:25</text:p>
          </table:table-cell>
          <table:table-cell table:style-name="ce12" table:formula="of:=[.D96]-[.C96]" office:value-type="time" office:time-value="PT00H27M25.371609S" calcext:value-type="time">
            <text:p>00:27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5H49M47.567228687S" calcext:value-type="time">
            <text:p>05:49:47</text:p>
          </table:table-cell>
          <table:table-cell table:style-name="ce11" office:value-type="time" office:time-value="PT06H33M23.623014312S" calcext:value-type="time">
            <text:p>06:33:23</text:p>
          </table:table-cell>
          <table:table-cell table:style-name="ce12" table:formula="of:=[.D97]-[.C97]" office:value-type="time" office:time-value="PT00H43M36.055785625S" calcext:value-type="time">
            <text:p>00:43:3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6H43M25.382713134S" calcext:value-type="time">
            <text:p>06:43:25</text:p>
          </table:table-cell>
          <table:table-cell table:style-name="ce11" office:value-type="time" office:time-value="PT07H25M40.762055014S" calcext:value-type="time">
            <text:p>07:25:40</text:p>
          </table:table-cell>
          <table:table-cell table:style-name="ce12" table:formula="of:=[.D98]-[.C98]" office:value-type="time" office:time-value="PT00H42M15.37934188S" calcext:value-type="time">
            <text:p>00:42:1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21H35M52.98574784S" calcext:value-type="time">
            <text:p>21:35:52</text:p>
          </table:table-cell>
          <table:table-cell table:style-name="ce11" office:value-type="time" office:time-value="PT22H29M20.679048257S" calcext:value-type="time">
            <text:p>22:29:20</text:p>
          </table:table-cell>
          <table:table-cell table:style-name="ce12" table:formula="of:=[.D99]-[.C99]" office:value-type="time" office:time-value="PT00H53M27.693300417S" calcext:value-type="time">
            <text:p>00:53:2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06H14M38.463292972S" calcext:value-type="time">
            <text:p>06:14:38</text:p>
          </table:table-cell>
          <table:table-cell table:style-name="ce11" office:value-type="time" office:time-value="PT06H53M39.392678732S" calcext:value-type="time">
            <text:p>06:53:39</text:p>
          </table:table-cell>
          <table:table-cell table:style-name="ce12" table:formula="of:=[.D100]-[.C100]" office:value-type="time" office:time-value="PT00H39M00.92938576S" calcext:value-type="time">
            <text:p>00:39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21H26M33.658842543S" calcext:value-type="time">
            <text:p>21:26:33</text:p>
          </table:table-cell>
          <table:table-cell table:style-name="ce11" office:value-type="time" office:time-value="PT22H27M30.730385181S" calcext:value-type="time">
            <text:p>22:27:30</text:p>
          </table:table-cell>
          <table:table-cell table:style-name="ce12" table:formula="of:=[.D101]-[.C101]" office:value-type="time" office:time-value="PT01H00M57.071542638S" calcext:value-type="time">
            <text:p>01:00:5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05H57M22.843949607S" calcext:value-type="time">
            <text:p>05:57:22</text:p>
          </table:table-cell>
          <table:table-cell table:style-name="ce11" office:value-type="time" office:time-value="PT06H53M08.564009105S" calcext:value-type="time">
            <text:p>06:53:08</text:p>
          </table:table-cell>
          <table:table-cell table:style-name="ce12" table:formula="of:=[.D102]-[.C102]" office:value-type="time" office:time-value="PT00H55M45.720059S" calcext:value-type="time">
            <text:p>00:55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0H02M32.520472897S" calcext:value-type="time">
            <text:p>20:02:32</text:p>
          </table:table-cell>
          <table:table-cell table:style-name="ce11" office:value-type="time" office:time-value="PT21H02M14.225580774S" calcext:value-type="time">
            <text:p>21:02:14</text:p>
          </table:table-cell>
          <table:table-cell table:style-name="ce12" table:formula="of:=[.D103]-[.C103]" office:value-type="time" office:time-value="PT00H59M41.705107877S" calcext:value-type="time">
            <text:p>00:59:4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1H20M45.237060041S" calcext:value-type="time">
            <text:p>21:20:45</text:p>
          </table:table-cell>
          <table:table-cell table:style-name="ce11" office:value-type="time" office:time-value="PT22H29M02.690642042S" calcext:value-type="time">
            <text:p>22:29:02</text:p>
          </table:table-cell>
          <table:table-cell table:style-name="ce12" table:formula="of:=[.D104]-[.C104]" office:value-type="time" office:time-value="PT01H08M17.453582001S" calcext:value-type="time">
            <text:p>01:08:1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5H34M18.488608124S" calcext:value-type="time">
            <text:p>05:34:18</text:p>
          </table:table-cell>
          <table:table-cell table:style-name="ce11" office:value-type="time" office:time-value="PT06H01M20.612475897S" calcext:value-type="time">
            <text:p>06:01:20</text:p>
          </table:table-cell>
          <table:table-cell table:style-name="ce12" table:formula="of:=[.D105]-[.C105]" office:value-type="time" office:time-value="PT00H27M02.123867773S" calcext:value-type="time">
            <text:p>00:27:0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6H09M28.960165415S" calcext:value-type="time">
            <text:p>06:09:28</text:p>
          </table:table-cell>
          <table:table-cell table:style-name="ce11" office:value-type="time" office:time-value="PT06H37M05.928903067S" calcext:value-type="time">
            <text:p>06:37:05</text:p>
          </table:table-cell>
          <table:table-cell table:style-name="ce12" table:formula="of:=[.D106]-[.C106]" office:value-type="time" office:time-value="PT00H27M36.968737652S" calcext:value-type="time">
            <text:p>00:27:3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7H35M12.190145012S" calcext:value-type="time">
            <text:p>07:35:12</text:p>
          </table:table-cell>
          <table:table-cell table:style-name="ce12" table:formula="of:=[.D107]-[.C107]" office:value-type="time" office:time-value="PT00H35M12.190145S" calcext:value-type="time">
            <text:p>00:35:1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9H05M00.687784474S" calcext:value-type="time">
            <text:p>09:05:00</text:p>
          </table:table-cell>
          <table:table-cell table:style-name="ce11" office:value-type="time" office:time-value="PT09H10M28.632965787S" calcext:value-type="time">
            <text:p>09:10:28</text:p>
          </table:table-cell>
          <table:table-cell table:style-name="ce12" table:formula="of:=[.D108]-[.C108]" office:value-type="time" office:time-value="PT00H05M27.945181313S" calcext:value-type="time">
            <text:p>00:05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4H03M10.535193761S" calcext:value-type="time">
            <text:p>14:03:10</text:p>
          </table:table-cell>
          <table:table-cell table:style-name="ce11" office:value-type="time" office:time-value="PT15H08M48.036647093S" calcext:value-type="time">
            <text:p>15:08:48</text:p>
          </table:table-cell>
          <table:table-cell table:style-name="ce12" table:formula="of:=[.D109]-[.C109]" office:value-type="time" office:time-value="PT01H05M37.501453332S" calcext:value-type="time">
            <text:p>01:05:3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6H46M00.996566827S" calcext:value-type="time">
            <text:p>16:46:00</text:p>
          </table:table-cell>
          <table:table-cell table:style-name="ce11" office:value-type="time" office:time-value="PT17H17M21.230292453S" calcext:value-type="time">
            <text:p>17:17:21</text:p>
          </table:table-cell>
          <table:table-cell table:style-name="ce12" table:formula="of:=[.D110]-[.C110]" office:value-type="time" office:time-value="PT00H31M20.233725626S" calcext:value-type="time">
            <text:p>00:31:20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9H50M27.688248896S" calcext:value-type="time">
            <text:p>19:50:27</text:p>
          </table:table-cell>
          <table:table-cell table:style-name="ce11" office:value-type="time" office:time-value="PT20H10M00S" calcext:value-type="time">
            <text:p>20:10:00</text:p>
          </table:table-cell>
          <table:table-cell table:style-name="ce12" table:formula="of:=[.D111]-[.C111]" office:value-type="time" office:time-value="PT00H19M32.311751S" calcext:value-type="time">
            <text:p>00:19:32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21H00M22.681690926S" calcext:value-type="time">
            <text:p>21:00:22</text:p>
          </table:table-cell>
          <table:table-cell table:style-name="ce11" office:value-type="time" office:time-value="PT22H39M03.37124855S" calcext:value-type="time">
            <text:p>22:39:03</text:p>
          </table:table-cell>
          <table:table-cell table:style-name="ce12" table:formula="of:=[.D112]-[.C112]" office:value-type="time" office:time-value="PT01H38M40.689557624S" calcext:value-type="time">
            <text:p>01:38:41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06H02M28.1348916S" calcext:value-type="time">
            <text:p>06:02:28</text:p>
          </table:table-cell>
          <table:table-cell table:style-name="ce11" office:value-type="time" office:time-value="PT07H19M25.057681442S" calcext:value-type="time">
            <text:p>07:19:25</text:p>
          </table:table-cell>
          <table:table-cell table:style-name="ce12" table:formula="of:=[.D113]-[.C113]" office:value-type="time" office:time-value="PT01H16M56.922789842S" calcext:value-type="time">
            <text:p>01:16:57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20H39M57.06088929S" calcext:value-type="time">
            <text:p>20:39:57</text:p>
          </table:table-cell>
          <table:table-cell table:style-name="ce11" office:value-type="time" office:time-value="PT22H32M43.757370642S" calcext:value-type="time">
            <text:p>22:32:43</text:p>
          </table:table-cell>
          <table:table-cell table:style-name="ce12" table:formula="of:=[.D114]-[.C114]" office:value-type="time" office:time-value="PT01H52M46.696481352S" calcext:value-type="time">
            <text:p>01:52:4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06H07M43.865825949S" calcext:value-type="time">
            <text:p>06:07:43</text:p>
          </table:table-cell>
          <table:table-cell table:style-name="ce11" office:value-type="time" office:time-value="PT07H15M45.137854992S" calcext:value-type="time">
            <text:p>07:15:45</text:p>
          </table:table-cell>
          <table:table-cell table:style-name="ce12" table:formula="of:=[.D115]-[.C115]" office:value-type="time" office:time-value="PT01H08M01.272029043S" calcext:value-type="time">
            <text:p>01:08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20H09M12.691141521S" calcext:value-type="time">
            <text:p>20:09:12</text:p>
          </table:table-cell>
          <table:table-cell table:style-name="ce11" office:value-type="time" office:time-value="PT22H29M08.41240096S" calcext:value-type="time">
            <text:p>22:29:08</text:p>
          </table:table-cell>
          <table:table-cell table:style-name="ce12" table:formula="of:=[.D116]-[.C116]" office:value-type="time" office:time-value="PT02H19M55.721259439S" calcext:value-type="time">
            <text:p>02:19:5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21M10.411856445S" calcext:value-type="time">
            <text:p>06:21:10</text:p>
          </table:table-cell>
          <table:table-cell table:style-name="ce11" office:value-type="time" office:time-value="PT06H41M08.542918243S" calcext:value-type="time">
            <text:p>06:41:08</text:p>
          </table:table-cell>
          <table:table-cell table:style-name="ce12" table:formula="of:=[.D117]-[.C117]" office:value-type="time" office:time-value="PT00H19M58.131061798S" calcext:value-type="time">
            <text:p>00:19:5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41M19.540827514S" calcext:value-type="time">
            <text:p>06:41:19</text:p>
          </table:table-cell>
          <table:table-cell table:style-name="ce11" office:value-type="time" office:time-value="PT07H15M00S" calcext:value-type="time">
            <text:p>07:15:00</text:p>
          </table:table-cell>
          <table:table-cell table:style-name="ce12" table:formula="of:=[.D118]-[.C118]" office:value-type="time" office:time-value="PT00H33M40.459172S" calcext:value-type="time">
            <text:p>00:33:4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19H22M24.068303395S" calcext:value-type="time">
            <text:p>19:22:24</text:p>
          </table:table-cell>
          <table:table-cell table:style-name="ce11" office:value-type="time" office:time-value="PT21H19M38.647960232S" calcext:value-type="time">
            <text:p>21:19:38</text:p>
          </table:table-cell>
          <table:table-cell table:style-name="ce12" table:formula="of:=[.D119]-[.C119]" office:value-type="time" office:time-value="PT01H57M14.579656837S" calcext:value-type="time">
            <text:p>01:57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06H22M13.268576742S" calcext:value-type="time">
            <text:p>06:22:13</text:p>
          </table:table-cell>
          <table:table-cell table:style-name="ce11" office:value-type="time" office:time-value="PT07H03M33.638621547S" calcext:value-type="time">
            <text:p>07:03:33</text:p>
          </table:table-cell>
          <table:table-cell table:style-name="ce12" table:formula="of:=[.D120]-[.C120]" office:value-type="time" office:time-value="PT00H41M20.370044805S" calcext:value-type="time">
            <text:p>00:41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20H35M24.059656767S" calcext:value-type="time">
            <text:p>20:35:24</text:p>
          </table:table-cell>
          <table:table-cell table:style-name="ce11" office:value-type="time" office:time-value="PT21H45M51.17524324S" calcext:value-type="time">
            <text:p>21:45:51</text:p>
          </table:table-cell>
          <table:table-cell table:style-name="ce12" table:formula="of:=[.D121]-[.C121]" office:value-type="time" office:time-value="PT01H10M27.115586473S" calcext:value-type="time">
            <text:p>01:10:2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06H13M36.738592934S" calcext:value-type="time">
            <text:p>06:13:36</text:p>
          </table:table-cell>
          <table:table-cell table:style-name="ce11" office:value-type="time" office:time-value="PT06H29M46.739515329S" calcext:value-type="time">
            <text:p>06:29:46</text:p>
          </table:table-cell>
          <table:table-cell table:style-name="ce12" table:formula="of:=[.D122]-[.C122]" office:value-type="time" office:time-value="PT00H16M10.000922395S" calcext:value-type="time">
            <text:p>00:16:1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21H26M39.193136687S" calcext:value-type="time">
            <text:p>21:26:39</text:p>
          </table:table-cell>
          <table:table-cell table:style-name="ce11" office:value-type="time" office:time-value="PT22H17M42.819543792S" calcext:value-type="time">
            <text:p>22:17:42</text:p>
          </table:table-cell>
          <table:table-cell table:style-name="ce12" table:formula="of:=[.D123]-[.C123]" office:value-type="time" office:time-value="PT00H51M03.626407105S" calcext:value-type="time">
            <text:p>00:51:04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06H30M42.996225698S" calcext:value-type="time">
            <text:p>06:30:42</text:p>
          </table:table-cell>
          <table:table-cell table:style-name="ce11" office:value-type="time" office:time-value="PT08H13M03.030461768S" calcext:value-type="time">
            <text:p>08:13:03</text:p>
          </table:table-cell>
          <table:table-cell table:style-name="ce12" table:formula="of:=[.D124]-[.C124]" office:value-type="time" office:time-value="PT01H42M20.03423607S" calcext:value-type="time">
            <text:p>01:42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2H07M49.856480256S" calcext:value-type="time">
            <text:p>12:07:49</text:p>
          </table:table-cell>
          <table:table-cell table:style-name="ce11" office:value-type="time" office:time-value="PT13H53M55.384178949S" calcext:value-type="time">
            <text:p>13:53:55</text:p>
          </table:table-cell>
          <table:table-cell table:style-name="ce12" table:formula="of:=[.D125]-[.C125]" office:value-type="time" office:time-value="PT01H46M05.527698693S" calcext:value-type="time">
            <text:p>01:46:06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7H15M10.057312496S" calcext:value-type="time">
            <text:p>17:15:10</text:p>
          </table:table-cell>
          <table:table-cell table:style-name="ce11" office:value-type="time" office:time-value="PT17H32M38.513597574S" calcext:value-type="time">
            <text:p>17:32:38</text:p>
          </table:table-cell>
          <table:table-cell table:style-name="ce12" table:formula="of:=[.D126]-[.C126]" office:value-type="time" office:time-value="PT00H17M28.456285078S" calcext:value-type="time">
            <text:p>00:17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9H40M51.101269243S" calcext:value-type="time">
            <text:p>19:40:51</text:p>
          </table:table-cell>
          <table:table-cell table:style-name="ce11" office:value-type="time" office:time-value="PT22H45M58.000700409S" calcext:value-type="time">
            <text:p>22:45:58</text:p>
          </table:table-cell>
          <table:table-cell table:style-name="ce12" table:formula="of:=[.D127]-[.C127]" office:value-type="time" office:time-value="PT03H05M06.899431166S" calcext:value-type="time">
            <text:p>03:05:0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6H23M54.323953416S" calcext:value-type="time">
            <text:p>06:23:54</text:p>
          </table:table-cell>
          <table:table-cell table:style-name="ce11" office:value-type="time" office:time-value="PT07H48M02.5436961S" calcext:value-type="time">
            <text:p>07:48:02</text:p>
          </table:table-cell>
          <table:table-cell table:style-name="ce12" table:formula="of:=[.D128]-[.C128]" office:value-type="time" office:time-value="PT01H24M08.219743S" calcext:value-type="time">
            <text:p>01:24:08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9H48M18.46305634S" calcext:value-type="time">
            <text:p>09:48:18</text:p>
          </table:table-cell>
          <table:table-cell table:style-name="ce11" office:value-type="time" office:time-value="PT11H36M47.09903957S" calcext:value-type="time">
            <text:p>11:36:47</text:p>
          </table:table-cell>
          <table:table-cell table:style-name="ce12" table:formula="of:=[.D129]-[.C129]" office:value-type="time" office:time-value="PT01H48M28.63598323S" calcext:value-type="time">
            <text:p>01:48:29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3H41M52.405532483S" calcext:value-type="time">
            <text:p>13:41:52</text:p>
          </table:table-cell>
          <table:table-cell table:style-name="ce11" office:value-type="time" office:time-value="PT15H45M17.772691942S" calcext:value-type="time">
            <text:p>15:45:17</text:p>
          </table:table-cell>
          <table:table-cell table:style-name="ce12" table:formula="of:=[.D130]-[.C130]" office:value-type="time" office:time-value="PT02H03M25.367159459S" calcext:value-type="time">
            <text:p>02:03:25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9H58M16.031958712S" calcext:value-type="time">
            <text:p>19:58:16</text:p>
          </table:table-cell>
          <table:table-cell table:style-name="ce11" office:value-type="time" office:time-value="PT22H09M28.73111624S" calcext:value-type="time">
            <text:p>22:09:28</text:p>
          </table:table-cell>
          <table:table-cell table:style-name="ce12" table:formula="of:=[.D131]-[.C131]" office:value-type="time" office:time-value="PT02H11M12.699157528S" calcext:value-type="time">
            <text:p>02:11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06H11M08.572588236S" calcext:value-type="time">
            <text:p>06:11:08</text:p>
          </table:table-cell>
          <table:table-cell table:style-name="ce11" office:value-type="time" office:time-value="PT07H02M09.939584104S" calcext:value-type="time">
            <text:p>07:02:09</text:p>
          </table:table-cell>
          <table:table-cell table:style-name="ce12" table:formula="of:=[.D132]-[.C132]" office:value-type="time" office:time-value="PT00H51M01.366995868S" calcext:value-type="time">
            <text:p>00:51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133]-[.C133]" office:value-type="time" office:time-value="PT01H00M00S" calcext:value-type="time">
            <text:p>01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06H22M27.244017589S" calcext:value-type="time">
            <text:p>06:22:27</text:p>
          </table:table-cell>
          <table:table-cell table:style-name="ce11" office:value-type="time" office:time-value="PT07H18M28.55823749S" calcext:value-type="time">
            <text:p>07:18:28</text:p>
          </table:table-cell>
          <table:table-cell table:style-name="ce12" table:formula="of:=[.D134]-[.C134]" office:value-type="time" office:time-value="PT00H56M01.314219901S" calcext:value-type="time">
            <text:p>00:56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21H02M52.169830444S" calcext:value-type="time">
            <text:p>21:02:52</text:p>
          </table:table-cell>
          <table:table-cell table:style-name="ce11" office:value-type="time" office:time-value="PT22H33M29.173027607S" calcext:value-type="time">
            <text:p>22:33:29</text:p>
          </table:table-cell>
          <table:table-cell table:style-name="ce12" table:formula="of:=[.D135]-[.C135]" office:value-type="time" office:time-value="PT01H30M37.003197163S" calcext:value-type="time">
            <text:p>01:30:3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06H19M12.749642313S" calcext:value-type="time">
            <text:p>06:19:12</text:p>
          </table:table-cell>
          <table:table-cell table:style-name="ce11" office:value-type="time" office:time-value="PT07H26M19.369353943S" calcext:value-type="time">
            <text:p>07:26:19</text:p>
          </table:table-cell>
          <table:table-cell table:style-name="ce12" table:formula="of:=[.D136]-[.C136]" office:value-type="time" office:time-value="PT01H07M06.61971163S" calcext:value-type="time">
            <text:p>01:07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21H07M48.697016669S" calcext:value-type="time">
            <text:p>21:07:48</text:p>
          </table:table-cell>
          <table:table-cell table:style-name="ce11" office:value-type="time" office:time-value="PT22H37M16.488781836S" calcext:value-type="time">
            <text:p>22:37:16</text:p>
          </table:table-cell>
          <table:table-cell table:style-name="ce12" table:formula="of:=[.D137]-[.C137]" office:value-type="time" office:time-value="PT01H29M27.791765167S" calcext:value-type="time">
            <text:p>01:29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06H07M54.086552045S" calcext:value-type="time">
            <text:p>06:07:54</text:p>
          </table:table-cell>
          <table:table-cell table:style-name="ce11" office:value-type="time" office:time-value="PT07H11M14.241195019S" calcext:value-type="time">
            <text:p>07:11:14</text:p>
          </table:table-cell>
          <table:table-cell table:style-name="ce12" table:formula="of:=[.D138]-[.C138]" office:value-type="time" office:time-value="PT01H03M20.154642974S" calcext:value-type="time">
            <text:p>01:03:20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20H28M15.90278463S" calcext:value-type="time">
            <text:p>20:28:15</text:p>
          </table:table-cell>
          <table:table-cell table:style-name="ce11" office:value-type="time" office:time-value="PT22H26M43.960677851S" calcext:value-type="time">
            <text:p>22:26:43</text:p>
          </table:table-cell>
          <table:table-cell table:style-name="ce12" table:formula="of:=[.D139]-[.C139]" office:value-type="time" office:time-value="PT01H58M28.057893221S" calcext:value-type="time">
            <text:p>01:58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06H08M27.052055885S" calcext:value-type="time">
            <text:p>06:08:27</text:p>
          </table:table-cell>
          <table:table-cell table:style-name="ce11" office:value-type="time" office:time-value="PT07H04M45.715865244S" calcext:value-type="time">
            <text:p>07:04:45</text:p>
          </table:table-cell>
          <table:table-cell table:style-name="ce12" table:formula="of:=[.D140]-[.C140]" office:value-type="time" office:time-value="PT00H56M18.663809359S" calcext:value-type="time">
            <text:p>00:56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19H18M41.638702263S" calcext:value-type="time">
            <text:p>19:18:41</text:p>
          </table:table-cell>
          <table:table-cell table:style-name="ce11" office:value-type="time" office:time-value="PT21H22M57.036663226S" calcext:value-type="time">
            <text:p>21:22:57</text:p>
          </table:table-cell>
          <table:table-cell table:style-name="ce12" table:formula="of:=[.D141]-[.C141]" office:value-type="time" office:time-value="PT02H04M15.397960963S" calcext:value-type="time">
            <text:p>02:04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05H47M42.244225521S" calcext:value-type="time">
            <text:p>05:47:42</text:p>
          </table:table-cell>
          <table:table-cell table:style-name="ce11" office:value-type="time" office:time-value="PT06H45M48.820316702S" calcext:value-type="time">
            <text:p>06:45:48</text:p>
          </table:table-cell>
          <table:table-cell table:style-name="ce12" table:formula="of:=[.D142]-[.C142]" office:value-type="time" office:time-value="PT00H58M06.576091181S" calcext:value-type="time">
            <text:p>00:58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20H25M25.602188581S" calcext:value-type="time">
            <text:p>20:25:25</text:p>
          </table:table-cell>
          <table:table-cell table:style-name="ce11" office:value-type="time" office:time-value="PT22H42M48.778612972S" calcext:value-type="time">
            <text:p>22:42:48</text:p>
          </table:table-cell>
          <table:table-cell table:style-name="ce12" table:formula="of:=[.D143]-[.C143]" office:value-type="time" office:time-value="PT02H17M23.176424391S" calcext:value-type="time">
            <text:p>02:17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6H07M41.74908306S" calcext:value-type="time">
            <text:p>06:07:41</text:p>
          </table:table-cell>
          <table:table-cell table:style-name="ce11" office:value-type="time" office:time-value="PT06H38M00.549694979S" calcext:value-type="time">
            <text:p>06:38:00</text:p>
          </table:table-cell>
          <table:table-cell table:style-name="ce12" table:formula="of:=[.D144]-[.C144]" office:value-type="time" office:time-value="PT00H30M18.800611919S" calcext:value-type="time">
            <text:p>00:30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8H44M37.827308658S" calcext:value-type="time">
            <text:p>08:44:37</text:p>
          </table:table-cell>
          <table:table-cell table:style-name="ce11" office:value-type="time" office:time-value="PT09H17M44.39796622S" calcext:value-type="time">
            <text:p>09:17:44</text:p>
          </table:table-cell>
          <table:table-cell table:style-name="ce12" table:formula="of:=[.D145]-[.C145]" office:value-type="time" office:time-value="PT00H33M06.570657562S" calcext:value-type="time">
            <text:p>00:33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19H20M49.294062627S" calcext:value-type="time">
            <text:p>19:20:49</text:p>
          </table:table-cell>
          <table:table-cell table:style-name="ce11" office:value-type="time" office:time-value="PT21H12M17.392497422S" calcext:value-type="time">
            <text:p>21:12:17</text:p>
          </table:table-cell>
          <table:table-cell table:style-name="ce12" table:formula="of:=[.D146]-[.C146]" office:value-type="time" office:time-value="PT01H51M28.098434795S" calcext:value-type="time">
            <text:p>01:51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9" office:value-type="date" office:date-value="2022-09-19" calcext:value-type="date">
            <text:p>19/09/22</text:p>
          </table:table-cell>
          <table:table-cell table:style-name="ce11" office:value-type="time" office:time-value="PT06H11M13.408765431S" calcext:value-type="time">
            <text:p>06:11:13</text:p>
          </table:table-cell>
          <table:table-cell table:style-name="ce11" office:value-type="time" office:time-value="PT07H07M55.168117813S" calcext:value-type="time">
            <text:p>07:07:55</text:p>
          </table:table-cell>
          <table:table-cell table:style-name="ce12" table:formula="of:=[.D147]-[.C147]" office:value-type="time" office:time-value="PT00H56M41.759352382S" calcext:value-type="time">
            <text:p>00:56:42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9" office:value-type="date" office:date-value="2022-09-19" calcext:value-type="date">
            <text:p>19/09/22</text:p>
          </table:table-cell>
          <table:table-cell table:style-name="ce11" office:value-type="time" office:time-value="PT20H30M03.855888809S" calcext:value-type="time">
            <text:p>20:30:03</text:p>
          </table:table-cell>
          <table:table-cell table:style-name="ce11" office:value-type="time" office:time-value="PT22H29M26.327438423S" calcext:value-type="time">
            <text:p>22:29:26</text:p>
          </table:table-cell>
          <table:table-cell table:style-name="ce12" table:formula="of:=[.D148]-[.C148]" office:value-type="time" office:time-value="PT01H59M22.471549614S" calcext:value-type="time">
            <text:p>01:59:2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9" office:value-type="date" office:date-value="2022-09-20" calcext:value-type="date">
            <text:p>20/09/22</text:p>
          </table:table-cell>
          <table:table-cell table:style-name="ce11" office:value-type="time" office:time-value="PT06H06M34.800298S" calcext:value-type="time">
            <text:p>06:06:34</text:p>
          </table:table-cell>
          <table:table-cell table:style-name="ce11" office:value-type="time" office:time-value="PT07H06M39.1239092S" calcext:value-type="time">
            <text:p>07:06:39</text:p>
          </table:table-cell>
          <table:table-cell table:style-name="ce12" table:formula="of:=[.D149]-[.C149]" office:value-type="time" office:time-value="PT01H00M04.323611S" calcext:value-type="time">
            <text:p>01:00:04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9" office:value-type="date" office:date-value="2022-09-20" calcext:value-type="date">
            <text:p>20/09/22</text:p>
          </table:table-cell>
          <table:table-cell table:style-name="ce11" office:value-type="time" office:time-value="PT20H07M14.520749317S" calcext:value-type="time">
            <text:p>20:07:14</text:p>
          </table:table-cell>
          <table:table-cell table:style-name="ce11" office:value-type="time" office:time-value="PT22H32M22.846353505S" calcext:value-type="time">
            <text:p>22:32:22</text:p>
          </table:table-cell>
          <table:table-cell table:style-name="ce12" table:formula="of:=[.D150]-[.C150]" office:value-type="time" office:time-value="PT02H25M08.325604188S" calcext:value-type="time">
            <text:p>02:2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9" office:value-type="date" office:date-value="2022-09-21" calcext:value-type="date">
            <text:p>21/09/22</text:p>
          </table:table-cell>
          <table:table-cell table:style-name="ce11" office:value-type="time" office:time-value="PT06H25M58.316655252S" calcext:value-type="time">
            <text:p>06:25:58</text:p>
          </table:table-cell>
          <table:table-cell table:style-name="ce11" office:value-type="time" office:time-value="PT06H59M37.024745306S" calcext:value-type="time">
            <text:p>06:59:37</text:p>
          </table:table-cell>
          <table:table-cell table:style-name="ce12" table:formula="of:=[.D151]-[.C151]" office:value-type="time" office:time-value="PT00H33M38.708090054S" calcext:value-type="time">
            <text:p>00:33:39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9" office:value-type="date" office:date-value="2022-09-21" calcext:value-type="date">
            <text:p>21/09/22</text:p>
          </table:table-cell>
          <table:table-cell table:style-name="ce11" office:value-type="time" office:time-value="PT20H51M31.249406129S" calcext:value-type="time">
            <text:p>20:51:31</text:p>
          </table:table-cell>
          <table:table-cell table:style-name="ce11" office:value-type="time" office:time-value="PT22H23M31.47009626S" calcext:value-type="time">
            <text:p>22:23:31</text:p>
          </table:table-cell>
          <table:table-cell table:style-name="ce12" table:formula="of:=[.D152]-[.C152]" office:value-type="time" office:time-value="PT01H32M00.220690131S" calcext:value-type="time">
            <text:p>01:32:0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9" office:value-type="date" office:date-value="2022-09-22" calcext:value-type="date">
            <text:p>22/09/22</text:p>
          </table:table-cell>
          <table:table-cell table:style-name="ce11" office:value-type="time" office:time-value="PT06H10M18.267622907S" calcext:value-type="time">
            <text:p>06:10:18</text:p>
          </table:table-cell>
          <table:table-cell table:style-name="ce11" office:value-type="time" office:time-value="PT07H00M13.398394596S" calcext:value-type="time">
            <text:p>07:00:13</text:p>
          </table:table-cell>
          <table:table-cell table:style-name="ce12" table:formula="of:=[.D153]-[.C153]" office:value-type="time" office:time-value="PT00H49M55.130771689S" calcext:value-type="time">
            <text:p>00:49:55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9" office:value-type="date" office:date-value="2022-09-22" calcext:value-type="date">
            <text:p>22/09/22</text:p>
          </table:table-cell>
          <table:table-cell table:style-name="ce11" office:value-type="time" office:time-value="PT21H16M03.807586703S" calcext:value-type="time">
            <text:p>21:16:03</text:p>
          </table:table-cell>
          <table:table-cell table:style-name="ce5"/>
          <table:table-cell table:style-name="ce12" table:formula="of:=[.D154]-[.C154]" office:value-type="time" office:time-value="-PT21H16M03.807586703S" calcext:value-type="time">
            <text:p>-21:16:04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table:number-columns-repeated="3"/>
          <table:table-cell table:style-name="ce12" table:formula="of:=[.D155]-[.C15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style-name="ce12" table:formula="of:=[.D156]-[.C15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5" table:number-columns-repeated="3"/>
          <table:table-cell table:style-name="ce12" table:formula="of:=[.D157]-[.C157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table:style-name="ce5" table:number-columns-repeated="3"/>
          <table:table-cell table:style-name="ce12" table:formula="of:=[.D158]-[.C15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5" table:number-columns-repeated="3"/>
          <table:table-cell table:style-name="ce12" table:formula="of:=[.D159]-[.C15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5" table:number-columns-repeated="3"/>
          <table:table-cell table:style-name="ce12" table:formula="of:=[.D160]-[.C16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style-name="ce12" table:formula="of:=[.D161]-[.C16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style-name="ce5" table:number-columns-repeated="3"/>
          <table:table-cell table:style-name="ce12" table:formula="of:=[.D162]-[.C16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style-name="ce5" table:number-columns-repeated="3"/>
          <table:table-cell table:style-name="ce12" table:formula="of:=[.D163]-[.C16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style-name="ce5" table:number-columns-repeated="3"/>
          <table:table-cell table:style-name="ce12" table:formula="of:=[.D164]-[.C16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table:style-name="ce5" table:number-columns-repeated="3"/>
          <table:table-cell table:style-name="ce12" table:formula="of:=[.D165]-[.C16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style-name="ce12" table:formula="of:=[.D166]-[.C16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5" table:number-columns-repeated="3"/>
          <table:table-cell table:style-name="ce12" table:formula="of:=[.D167]-[.C167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table:style-name="ce5" table:number-columns-repeated="3"/>
          <table:table-cell table:style-name="ce12" table:formula="of:=[.D168]-[.C16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5" table:number-columns-repeated="3"/>
          <table:table-cell table:style-name="ce12" table:formula="of:=[.D169]-[.C16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9" calcext:value-type="float">
            <text:p>169</text:p>
          </table:table-cell>
          <table:table-cell table:style-name="ce5" table:number-columns-repeated="3"/>
          <table:table-cell table:style-name="ce12" table:formula="of:=[.D170]-[.C17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style-name="ce12" table:formula="of:=[.D171]-[.C17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5" table:number-columns-repeated="3"/>
          <table:table-cell table:style-name="ce12" table:formula="of:=[.D172]-[.C17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5" table:number-columns-repeated="3"/>
          <table:table-cell table:style-name="ce12" table:formula="of:=[.D173]-[.C17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5" table:number-columns-repeated="3"/>
          <table:table-cell table:style-name="ce12" table:formula="of:=[.D174]-[.C17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5" table:number-columns-repeated="3"/>
          <table:table-cell table:style-name="ce12" table:formula="of:=[.D175]-[.C17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style-name="ce12" table:formula="of:=[.D176]-[.C17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#00a93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29.756187455</meta:creation-date>
    <dc:date>2022-09-22T21:16:16.178112601</dc:date>
    <meta:editing-duration>P3DT15H48M15S</meta:editing-duration>
    <meta:editing-cycles>291</meta:editing-cycles>
    <meta:generator>LibreOffice/7.3.5.2$Linux_X86_64 LibreOffice_project/30$Build-2</meta:generator>
    <meta:document-statistic meta:table-count="1" meta:cell-count="1038" meta:object-count="0"/>
  </office:meta>
</office:document-meta>
</file>